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6.131cm"/>
    </style:style>
    <style:style style:name="Tabela1.B" style:family="table-column">
      <style:table-column-properties style:column-width="5.971cm"/>
    </style:style>
    <style:style style:name="Tabela1.C" style:family="table-column">
      <style:table-column-properties style:column-width="2.582cm"/>
    </style:style>
    <style:style style:name="Tabela1.D" style:family="table-column">
      <style:table-column-properties style:column-width="2.31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able_20_Heading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erguntas e Respostas Simplificadas sobre a Transação Tributária (Quita Goiás)</text:h>
      <text:h text:style-name="Heading_20_3" text:outline-level="3">1. O que é a Transação Tributária?</text:h>
      <text:p text:style-name="Text_20_body"><text:span text:style-name="Strong_20_Emphasis">R:</text:span> A Transação Tributária é um <text:span text:style-name="Strong_20_Emphasis">acordo</text:span> feito entre o Estado de Goiás (Governo), representado pela Procuradoria-Geral do Estado (PGE), e você, o contribuinte, para <text:span text:style-name="Strong_20_Emphasis">encerrar disputas e resolver a cobrança de dívidas de impostos</text:span> (créditos tributários) que já estão inscritas na Dívida Ativa. O programa é também conhecido como <text:span text:style-name="Strong_20_Emphasis">Quita Goiás</text:span>.</text:p>
      <text:h text:style-name="Heading_20_3" text:outline-level="3">2. Quem pode fazer este acordo?</text:h>
      <text:p text:style-name="Text_20_body"><text:span text:style-name="Strong_20_Emphasis">R:</text:span> Podem realizar a transação o <text:span text:style-name="Strong_20_Emphasis">Estado de Goiás</text:span> (incluindo suas autarquias e outras entidades), <text:span text:style-name="Strong_20_Emphasis">representado pela PGE</text:span>, e os <text:span text:style-name="Strong_20_Emphasis">devedores</text:span> (você ou sua empresa).</text:p>
      <text:h text:style-name="Heading_20_3" text:outline-level="3">3. A Transação é um direito que eu tenho?</text:h>
      <text:p text:style-name="Text_20_body"><text:span text:style-name="Strong_20_Emphasis">R:</text:span> <text:span text:style-name="Strong_20_Emphasis">Não, o acordo não é um direito garantido</text:span>. Para que seu pedido seja aceito, a PGE fará uma análise de conveniência e oportunidade, verificando se você cumpriu todas as regras e exigências previstas.</text:p>
      <text:h text:style-name="Heading_20_3" text:outline-level="3">4. Quais dívidas eu posso incluir no acordo?</text:h>
      <text:p text:style-name="Text_20_body"><text:span text:style-name="Strong_20_Emphasis">R:</text:span> Podem ser negociadas as <text:span text:style-name="Strong_20_Emphasis">dívidas de impostos (créditos tributários) que já foram inscritas na Dívida Ativa do Estado</text:span>.</text:p>
      <text:p text:style-name="Text_20_body">Neste primeiro edital (Edital nº 01/2025), o foco são dívidas inscritas de valor remanescente <text:span text:style-name="Strong_20_Emphasis">superior a R$ 500.000,00 (quinhentos mil reais)</text:span>.</text:p>
      <text:h text:style-name="Heading_20_3" text:outline-level="3">5. Posso escolher quais dívidas incluir?</text:h>
      <text:p text:style-name="Text_20_body"><text:span text:style-name="Strong_20_Emphasis">R:</text:span> Sim. Você tem a <text:span text:style-name="Strong_20_Emphasis">livre escolha</text:span> para selecionar quais débitos listados na simulação deseja incluir no acordo, desde que eles se enquadrem nas regras previstas no Edital.</text:p>
      <text:h text:style-name="Heading_20_3" text:outline-level="3">6. Qual é o desconto máximo que posso conseguir e por quanto tempo posso parcelar?</text:h>
      <text:p text:style-name="Text_20_body"><text:span text:style-name="Strong_20_Emphasis">R:</text:span> O <text:span text:style-name="Strong_20_Emphasis">desconto máximo geral é de 65%</text:span> (sessenta e cinco por cento) do valor total dos créditos negociados, e o <text:span text:style-name="Strong_20_Emphasis">prazo máximo para pagar é de 120 meses</text:span> (10 anos).</text:p>
      <text:h text:style-name="Heading_20_3" text:outline-level="3">7. Existem benefícios maiores para pessoas físicas ou pequenas empresas?</text:h>
      <text:p text:style-name="Text_20_body"><text:span text:style-name="Strong_20_Emphasis">R:</text:span> Sim, há benefícios maiores. Se você se enquadrar como:</text:p>
      <text:list text:style-name="L1">
        <text:list-item>
          <text:p text:style-name="P1"><text:span text:style-name="Strong_20_Emphasis">Pessoa Física</text:span> (incluindo Microempreendedor Individual - MEI); </text:p>
        </text:list-item>
        <text:list-item>
          <text:p text:style-name="P1"><text:span text:style-name="Strong_20_Emphasis">Microempresa (ME) ou Empresa de Pequeno Porte (EPP)</text:span>; ou </text:p>
        </text:list-item>
        <text:list-item>
          <text:p text:style-name="P2"><text:span text:style-name="Strong_20_Emphasis">Empresa em recuperação judicial, liquidação judicial, liquidação extrajudicial ou falência</text:span>; </text:p>
        </text:list-item>
      </text:list>
      <text:p text:style-name="Text_20_body">Nesses casos, o <text:span text:style-name="Strong_20_Emphasis">desconto máximo pode chegar a 70%</text:span> e o <text:span text:style-name="Strong_20_Emphasis">prazo máximo de quitação é estendido para 145 meses</text:span>.</text:p>
      <text:h text:style-name="Heading_20_3" text:outline-level="3"><text:soft-page-break/>8. O desconto é sobre o valor total da dívida, incluindo o imposto original?</text:h>
      <text:p text:style-name="Text_20_body"><text:span text:style-name="Strong_20_Emphasis">R:</text:span> <text:span text:style-name="Strong_20_Emphasis">Não.</text:span> É importante saber que a transação <text:span text:style-name="Strong_20_Emphasis">não pode reduzir o montante principal</text:span> (o valor original do tributo). Os descontos são aplicados <text:span text:style-name="Strong_20_Emphasis">somente sobre as multas, os juros e outros acréscimos legais</text:span>.</text:p>
      <text:h text:style-name="Heading_20_3" text:outline-level="3">9. Posso usar precatórios para pagar a dívida?</text:h>
      <text:p text:style-name="Text_20_body"><text:span text:style-name="Strong_20_Emphasis">R:</text:span> Sim. Você pode usar <text:span text:style-name="Strong_20_Emphasis">precatórios do Estado de Goiás</text:span> (seus ou de terceiros) para <text:span text:style-name="Strong_20_Emphasis">reduzir o saldo devedor</text:span> da transação, desde que o edital preveja essa possibilidade e que as condições da lei específica sejam seguidas.</text:p>
      <text:h text:style-name="Heading_20_3" text:outline-level="3">10. Quais dívidas são proibidas de entrar na transação?</text:h>
      <text:p text:style-name="Text_20_body"><text:span text:style-name="Strong_20_Emphasis">R:</text:span> É proibido (vedado) fazer um acordo sobre:</text:p>
      <text:list text:style-name="L2">
        <text:list-item>
          <text:p text:style-name="P3"><text:span text:style-name="Strong_20_Emphasis">Dívidas que ainda não estão inscritas na Dívida Ativa</text:span>. </text:p>
        </text:list-item>
        <text:list-item>
          <text:p text:style-name="P3">Dívidas em que o acordo <text:span text:style-name="Strong_20_Emphasis">reduza o valor principal (o imposto original)</text:span> do crédito. </text:p>
        </text:list-item>
        <text:list-item>
          <text:p text:style-name="P4">Dívidas que já estão <text:span text:style-name="Strong_20_Emphasis">totalmente garantidas</text:span> por depósito, seguro ou fiança, e o Estado já ganhou o processo judicial sobre o mérito (com decisão final transitada em julgado). </text:p>
        </text:list-item>
      </text:list>
      <text:p text:style-name="Horizontal_20_Line"/>
      <text:h text:style-name="Heading_20_2" text:outline-level="2">Procedimentos de Adesão e Formalização</text:h>
      <text:h text:style-name="Heading_20_3" text:outline-level="3">11. Qual é o canal de comunicação oficial?</text:h>
      <text:p text:style-name="Text_20_body"><text:span text:style-name="Strong_20_Emphasis">R:</text:span> O <text:span text:style-name="Strong_20_Emphasis">canal oficial de comunicação</text:span> para todas as etapas (cadastro, dúvidas, envio de documentos e impugnações) é o e-mail: <text:span text:style-name="Strong_20_Emphasis">ntt@pge.go.gov.br</text:span>.</text:p>
      <text:h text:style-name="Heading_20_3" text:outline-level="3">12. Qual é o primeiro passo para pedir o acordo?</text:h>
      <text:p text:style-name="Text_20_body"><text:span text:style-name="Strong_20_Emphasis">R:</text:span> O primeiro passo é <text:span text:style-name="Strong_20_Emphasis">solicitar seu cadastro</text:span>. Você deve enviar um requerimento (e os documentos necessários) para o e-mail oficial <text:span text:style-name="Strong_20_Emphasis">ntt@pge.go.gov.br</text:span>.</text:p>
      <text:h text:style-name="Heading_20_3" text:outline-level="3">13. Quais documentos devo enviar se eu for Pessoa Física?</text:h>
      <text:p text:style-name="Text_20_body"><text:span text:style-name="Strong_20_Emphasis">R:</text:span> A Pessoa Física deve enviar para o e-mail oficial (ntt@pge.go.gov.br):</text:p>
      <text:list text:style-name="L3">
        <text:list-item>
          <text:p text:style-name="P5"><text:span text:style-name="Strong_20_Emphasis">Dados:</text:span> Nome, CPF, e-mail e telefone. </text:p>
        </text:list-item>
        <text:list-item>
          <text:p text:style-name="P6"><text:span text:style-name="Strong_20_Emphasis">Documentos:</text:span> Cópia do documento oficial de identificação e comprovante de endereço. </text:p>
        </text:list-item>
      </text:list>
      <text:h text:style-name="Heading_20_3" text:outline-level="3">14. Quais documentos devo enviar se eu for Pessoa Jurídica (Empresa)?</text:h>
      <text:p text:style-name="Text_20_body"><text:span text:style-name="Strong_20_Emphasis">R:</text:span> A Pessoa Jurídica (Empresa) deve enviar para o e-mail oficial (ntt@pge.go.gov.br):</text:p>
      <text:list text:style-name="L4">
        <text:list-item>
          <text:p text:style-name="P7"><text:span text:style-name="Strong_20_Emphasis">Dados:</text:span> Nome da empresa, CNPJ, CPF do solicitante, e-mail e telefone. </text:p>
        </text:list-item>
        <text:list-item>
          <text:p text:style-name="P8"><text:span text:style-name="Strong_20_Emphasis">Documentos:</text:span> Cópia do documento oficial de identificação, comprovante de endereço, <text:span text:style-name="Strong_20_Emphasis">Contrato Social</text:span> e <text:span text:style-name="Strong_20_Emphasis">Certidão atualizada da JUCEG</text:span>. </text:p>
        </text:list-item>
      </text:list>
      <text:h text:style-name="Heading_20_3" text:outline-level="3"><text:soft-page-break/>15. O que acontece depois que a PGE analisa meu pedido de cadastro?</text:h>
      <text:p text:style-name="Text_20_body"><text:span text:style-name="Strong_20_Emphasis">R:</text:span> Depois que seu cadastro for aprovado (formalizado), você ou seu representante legal <text:span text:style-name="Strong_20_Emphasis">receberá por e-mail a simulação</text:span>. Este documento listará todas as dívidas que podem ser negociadas e as respectivas condições de pagamento.</text:p>
      <text:h text:style-name="Heading_20_3" text:outline-level="3">16. O que devo fazer após receber a simulação?</text:h>
      <text:p text:style-name="Text_20_body"><text:span text:style-name="Strong_20_Emphasis">R:</text:span> Você deverá selecionar os créditos que quer negociar e informar a quantidade de parcelas desejadas, enviando essas informações para o e-mail <text:span text:style-name="Strong_20_Emphasis">ntt@pge.go.gov.br</text:span>. Assim, a PGE disponibilizará o termo de transação.</text:p>
      <text:h text:style-name="Heading_20_3" text:outline-level="3">17. Como formalizo o acordo de transação?</text:h>
      <text:p text:style-name="Text_20_body"><text:span text:style-name="Strong_20_Emphasis">R:</text:span> Para formalizar, você precisa <text:span text:style-name="Strong_20_Emphasis">assinar o Termo de Transação</text:span>. A assinatura deve ser feita <text:span text:style-name="Strong_20_Emphasis">eletronicamente</text:span>, usando <text:span text:style-name="Strong_20_Emphasis">certificado digital</text:span> ou a plataforma <text:span text:style-name="Strong_20_Emphasis">GOV.BR</text:span>.</text:p>
      <text:h text:style-name="Heading_20_3" text:outline-level="3">18. Posso assinar o termo de forma presencial?</text:h>
      <text:p text:style-name="Text_20_body"><text:span text:style-name="Strong_20_Emphasis">R:</text:span> Sim. Se preferir, você pode <text:span text:style-name="Strong_20_Emphasis">solicitar o agendamento de uma reunião presencial</text:span> na Procuradoria-Geral do Estado, enviando um e-mail para <text:span text:style-name="Strong_20_Emphasis">ntt@pge.go.gov.br</text:span>. Nesse encontro, você poderá selecionar as dívidas e assinar o termo na hora.</text:p>
      <text:h text:style-name="Heading_20_3" text:outline-level="3">19. Quando o acordo é considerado formalmente fechado?</text:h>
      <text:p text:style-name="Text_20_body"><text:span text:style-name="Strong_20_Emphasis">R:</text:span> O ajuste só é formalizado (e começa a valer) quando são cumpridos <text:span text:style-name="Strong_20_Emphasis">dois requisitos juntos (cumulativamente)</text:span>:</text:p>
      <text:list text:style-name="L5">
        <text:list-item>
          <text:p text:style-name="P9">A <text:span text:style-name="Strong_20_Emphasis">assinatura do termo eletrônico</text:span> de transação; E </text:p>
        </text:list-item>
        <text:list-item>
          <text:p text:style-name="P10">O <text:span text:style-name="Strong_20_Emphasis">pagamento da parcela única ou da primeira parcela</text:span> dentro do prazo de vencimento. </text:p>
        </text:list-item>
      </text:list>
      <text:h text:style-name="Heading_20_3" text:outline-level="3">20. Qual é o prazo para pagar a primeira parcela?</text:h>
      <text:p text:style-name="Text_20_body"><text:span text:style-name="Strong_20_Emphasis">R:</text:span> O vencimento normal das parcelas é no dia 25 de cada mês. No entanto, a <text:span text:style-name="Strong_20_Emphasis">primeira parcela</text:span> deve ser paga <text:span text:style-name="Strong_20_Emphasis">até o 5º (quinto) dia útil</text:span> após a data em que foi gerada, respeitando o limite do último dia útil daquele mês.</text:p>
      <text:h text:style-name="Heading_20_3" text:outline-level="3">21. O que acontece se eu não pagar a primeira parcela no prazo?</text:h>
      <text:p text:style-name="Text_20_body"><text:span text:style-name="Strong_20_Emphasis">R:</text:span> Se a parcela única ou a primeira parcela <text:span text:style-name="Strong_20_Emphasis">não for paga no prazo</text:span>, o <text:span text:style-name="Strong_20_Emphasis">acordo de transação não será celebrado</text:span>, o que significa que ele não terá validade jurídica.</text:p>
      <text:h text:style-name="Heading_20_3" text:outline-level="3">22. O que a assinatura do termo implica?</text:h>
      <text:p text:style-name="Text_20_body"><text:span text:style-name="Strong_20_Emphasis">R:</text:span> A assinatura do termo, mesmo que você não chegue a pagar a primeira parcela, <text:span text:style-name="Strong_20_Emphasis">funciona como uma confissão irrevogável e irretratável dos débitos</text:span> incluídos no acordo.</text:p>
      <text:h text:style-name="Heading_20_3" text:outline-level="3">23. A proposta de transação suspende a cobrança dos débitos?</text:h>
      <text:p text:style-name="Text_20_body"><text:span text:style-name="Strong_20_Emphasis">R:</text:span> <text:span text:style-name="Strong_20_Emphasis">Não imediatamente</text:span>. A simples proposta de transação (ou apenas a assinatura do termo sem pagamento) <text:span text:style-name="Strong_20_Emphasis">não suspende a cobrança</text:span> dos débitos nem o andamento das ações judiciais. A suspensão da cobrança (exigibilidade) e das execuções fiscais só acontece <text:span text:style-name="Strong_20_Emphasis">depois que o acordo é formalizado e envolve parcelamento</text:span> (após o pagamento da primeira parcela).</text:p>
      <text:h text:style-name="Heading_20_3" text:outline-level="3"><text:soft-page-break/>24. A transação implica que a dívida antiga foi substituída por uma nova?</text:h>
      <text:p text:style-name="Text_20_body"><text:span text:style-name="Strong_20_Emphasis">R:</text:span> <text:span text:style-name="Strong_20_Emphasis">Não.</text:span> A celebração do acordo de transação <text:span text:style-name="Strong_20_Emphasis">não significa que a dívida antiga foi substituída por uma nova</text:span> (não implica novação).</text:p>
      <text:h text:style-name="Heading_20_3" text:outline-level="3">25. Se eu tiver processos na Justiça sobre essas dívidas, o que preciso fazer?</text:h>
      <text:p text:style-name="Text_20_body"><text:span text:style-name="Strong_20_Emphasis">R:</text:span> Ao aderir, você deve <text:span text:style-name="Strong_20_Emphasis">desistir de todos os questionamentos</text:span> (impugnações ou recursos) e <text:span text:style-name="Strong_20_Emphasis">abrir mão de quaisquer direitos</text:span> relacionados aos débitos incluídos na transação. Você também precisa pedir ao juiz que o <text:span text:style-name="Strong_20_Emphasis">processo judicial correspondente seja extinto</text:span> (encerrado definitivamente).</text:p>
      <text:h text:style-name="Heading_20_3" text:outline-level="3">26. Eu sou obrigado a incluir depósitos judiciais que fiz nos processos?</text:h>
      <text:p text:style-name="Text_20_body"><text:span text:style-name="Strong_20_Emphasis">R:</text:span> <text:span text:style-name="Strong_20_Emphasis">Sim, a utilização é obrigatória</text:span>. Se você tem valores em dinheiro depositados, bloqueados ou penhorados judicialmente para garantir a dívida, é <text:span text:style-name="Strong_20_Emphasis">obrigatório utilizá-los para abater o valor remanescente</text:span> da dívida transacionada. Você precisa <text:span text:style-name="Strong_20_Emphasis">autorizar que a PGE levante (retire) esses valores</text:span> para que eles sejam usados para amortizar o saldo devedor.</text:p>
      <text:p text:style-name="Horizontal_20_Line"/>
      <text:h text:style-name="Heading_20_2" text:outline-level="2">Rescisão (Cancelamento) do Acordo</text:h>
      <text:h text:style-name="Heading_20_3" text:outline-level="3">27. O que pode fazer com que a transação seja cancelada (rescisão)?</text:h>
      <text:p text:style-name="Text_20_body"><text:span text:style-name="Strong_20_Emphasis">R:</text:span> A transação pode ser cancelada (rescisão) se:</text:p>
      <text:list text:style-name="L6">
        <text:list-item>
          <text:p text:style-name="P11">Você <text:span text:style-name="Strong_20_Emphasis">descumprir as regras</text:span> ou os compromissos assumidos no termo. </text:p>
        </text:list-item>
        <text:list-item>
          <text:p text:style-name="P11">Houver <text:span text:style-name="Strong_20_Emphasis">atraso no pagamento de mais de 3 parcelas</text:span> (seguidas ou não). </text:p>
        </text:list-item>
        <text:list-item>
          <text:p text:style-name="P11">O governo constatar que você tentou <text:span text:style-name="Strong_20_Emphasis">fraudar o acordo esvaziando seu patrimônio</text:span>. </text:p>
        </text:list-item>
        <text:list-item>
          <text:p text:style-name="P12">Você fornecer <text:span text:style-name="Strong_20_Emphasis">informações incorretas</text:span> sobre depósitos judiciais ou dados. </text:p>
        </text:list-item>
      </text:list>
      <text:h text:style-name="Heading_20_3" text:outline-level="3">28. Se eu questionar o acordo na Justiça, ele será cancelado?</text:h>
      <text:p text:style-name="Text_20_body"><text:span text:style-name="Strong_20_Emphasis">R:</text:span> <text:span text:style-name="Strong_20_Emphasis">Sim.</text:span> Qualquer questionamento judicial sobre a dívida negociada ou sobre o próprio acordo de transação é uma <text:span text:style-name="Strong_20_Emphasis">causa de cancelamento (rescisão)</text:span>.</text:p>
      <text:h text:style-name="Heading_20_3" text:outline-level="3">29. O que acontece se o meu acordo for cancelado?</text:h>
      <text:p text:style-name="Text_20_body"><text:span text:style-name="Strong_20_Emphasis">R:</text:span> A rescisão faz com que você <text:span text:style-name="Strong_20_Emphasis">perca todos os benefícios</text:span> (descontos e prazos estendidos). A <text:span text:style-name="Strong_20_Emphasis">dívida voltará a ser cobrada pelo seu valor integral e original</text:span>, sendo deduzidos apenas os valores que você já pagou. Além disso, você ficará <text:span text:style-name="Strong_20_Emphasis">proibido de fazer uma nova transação</text:span> pelo prazo de <text:span text:style-name="Strong_20_Emphasis">2 (dois) anos</text:span>.</text:p>
      <text:h text:style-name="Heading_20_3" text:outline-level="3">30. Posso me defender se a PGE decidir rescindir meu acordo?</text:h>
      <text:p text:style-name="Text_20_body"><text:span text:style-name="Strong_20_Emphasis">R:</text:span> Sim. Você será notificado sobre a decisão e terá o direito de se defender (impugnar o ato) no prazo de <text:span text:style-name="Strong_20_Emphasis">15 dias úteis</text:span>. Durante esse prazo, você pode:</text:p>
      <text:list text:style-name="L7">
        <text:list-item>
          <text:p text:style-name="P13"><text:span text:style-name="Strong_20_Emphasis">Apresentar uma defesa</text:span> (impugnação); ou </text:p>
        </text:list-item>
        <text:list-item>
          <text:p text:style-name="P14"><text:span text:style-name="Strong_20_Emphasis">Regularizar o problema</text:span> (se for um "vício sanável"). </text:p>
        </text:list-item>
      </text:list>
      <text:h text:style-name="Heading_20_3" text:outline-level="3"><text:soft-page-break/>31. Cabe recurso contra a decisão que analisa minha defesa?</text:h>
      <text:p text:style-name="Text_20_body"><text:span text:style-name="Strong_20_Emphasis">R:</text:span> Sim. Após a decisão sobre sua defesa (impugnação), você pode <text:span text:style-name="Strong_20_Emphasis">apresentar um recurso administrativo</text:span> no prazo de <text:span text:style-name="Strong_20_Emphasis">15 dias úteis</text:span>, e esse recurso tem <text:span text:style-name="Strong_20_Emphasis">efeito suspensivo</text:span> (mantém o acordo válido enquanto é analisado).</text:p>
      <text:p text:style-name="Horizontal_20_Line"/>
      <text:h text:style-name="Heading_20_2" text:outline-level="2">Detalhes sobre a Classificação dos Créditos</text:h>
      <text:h text:style-name="Heading_20_3" text:outline-level="3">32. Como é determinado o grau de recuperabilidade da minha dívida?</text:h>
      <text:p text:style-name="Text_20_body"><text:span text:style-name="Strong_20_Emphasis">R:</text:span> O <text:span text:style-name="Strong_20_Emphasis">grau de recuperabilidade</text:span> (se a dívida é fácil ou difícil de ser cobrada) é determinado pela Secretaria de Estado da Economia. Essa classificação usa vários critérios, como a faixa de valor da dívida, a idade do auto de infração e a situação cadastral do contribuinte.</text:p>
      <text:h text:style-name="Heading_20_3" text:outline-level="3">33. Posso pedir a revisão da classificação (pontuação) dos meus créditos?</text:h>
      <text:p text:style-name="Text_20_body"><text:span text:style-name="Strong_20_Emphasis">R:</text:span> Sim. Você pode solicitar a <text:span text:style-name="Strong_20_Emphasis">revisão da pontuação (classificação)</text:span> dos seus créditos, ou incluir créditos que não apareceram na simulação. O pedido deve ser enviado para o e-mail da PGE (ntt@pge.go.gov.br) com um formulário-padrão e documentos que provem o erro na identificação dos dados.</text:p>
      <text:h text:style-name="Heading_20_3" text:outline-level="3">34. Quais são os descontos e prazos máximos por classificação de dívida?</text:h>
      <text:p text:style-name="Text_20_body"><text:span text:style-name="Strong_20_Emphasis">R:</text:span> Os descontos e prazos dependem da classificação de recuperabilidade da dívida e do tipo de contribuinte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Classificação da Dívida</text:p>
          </table:table-cell>
          <table:table-cell table:style-name="Tabela1.A1" office:value-type="string">
            <text:p text:style-name="P15">Tipo de Contribuinte</text:p>
          </table:table-cell>
          <table:table-cell table:style-name="Tabela1.A1" office:value-type="string">
            <text:p text:style-name="P15">Desconto Máximo</text:p>
          </table:table-cell>
          <table:table-cell table:style-name="Tabela1.A1" office:value-type="string">
            <text:p text:style-name="P15">Prazo Máximo</text:p>
          </table:table-cell>
        </table:table-row>
        <table:table-row>
          <table:table-cell table:style-name="Tabela1.A1" office:value-type="string">
            <text:p text:style-name="P16"><text:span text:style-name="Strong_20_Emphasis">TODOS OS CRÉDITOS APTOS</text:span></text:p>
          </table:table-cell>
          <table:table-cell table:style-name="Tabela1.A1" office:value-type="string">
            <text:p text:style-name="P16">Pessoa física, MEI, ou Empresa em recuperação/falência</text:p>
          </table:table-cell>
          <table:table-cell table:style-name="Tabela1.A1" office:value-type="string">
            <text:p text:style-name="P16"><text:span text:style-name="Strong_20_Emphasis">70%</text:span></text:p>
          </table:table-cell>
          <table:table-cell table:style-name="Tabela1.A1" office:value-type="string">
            <text:p text:style-name="P16"><text:span text:style-name="Strong_20_Emphasis">145 meses</text:span></text:p>
          </table:table-cell>
        </table:table-row>
        <table:table-row>
          <table:table-cell table:style-name="Tabela1.A1" office:value-type="string">
            <text:p text:style-name="P16"><text:span text:style-name="Strong_20_Emphasis">IRRECUPERÁVEIS</text:span> (Até 200 pontos)</text:p>
          </table:table-cell>
          <table:table-cell table:style-name="Tabela1.A1" office:value-type="string">
            <text:p text:style-name="P16">Microempresa ou EPP</text:p>
          </table:table-cell>
          <table:table-cell table:style-name="Tabela1.A1" office:value-type="string">
            <text:p text:style-name="P16"><text:span text:style-name="Strong_20_Emphasis">70%</text:span></text:p>
          </table:table-cell>
          <table:table-cell table:style-name="Tabela1.A1" office:value-type="string">
            <text:p text:style-name="P16"><text:span text:style-name="Strong_20_Emphasis">145 meses</text:span></text:p>
          </table:table-cell>
        </table:table-row>
        <table:table-row>
          <table:table-cell table:style-name="Tabela1.A1" office:value-type="string">
            <text:p text:style-name="P16"><text:span text:style-name="Strong_20_Emphasis">IRRECUPERÁVEIS</text:span> (Até 200 pontos)</text:p>
          </table:table-cell>
          <table:table-cell table:style-name="Tabela1.A1" office:value-type="string">
            <text:p text:style-name="P16">Demais Contribuintes</text:p>
          </table:table-cell>
          <table:table-cell table:style-name="Tabela1.A1" office:value-type="string">
            <text:p text:style-name="P16"><text:span text:style-name="Strong_20_Emphasis">65%</text:span></text:p>
          </table:table-cell>
          <table:table-cell table:style-name="Tabela1.A1" office:value-type="string">
            <text:p text:style-name="P16"><text:span text:style-name="Strong_20_Emphasis">120 meses</text:span></text:p>
          </table:table-cell>
        </table:table-row>
        <table:table-row>
          <table:table-cell table:style-name="Tabela1.A1" office:value-type="string">
            <text:p text:style-name="P16"><text:span text:style-name="Strong_20_Emphasis">DIFÍCIL RECUPERAÇÃO</text:span> (201 a 250 pontos)</text:p>
          </table:table-cell>
          <table:table-cell table:style-name="Tabela1.A1" office:value-type="string">
            <text:p text:style-name="P16">Microempresa ou EPP</text:p>
          </table:table-cell>
          <table:table-cell table:style-name="Tabela1.A1" office:value-type="string">
            <text:p text:style-name="P16"><text:span text:style-name="Strong_20_Emphasis">65%</text:span></text:p>
          </table:table-cell>
          <table:table-cell table:style-name="Tabela1.A1" office:value-type="string">
            <text:p text:style-name="P16"><text:span text:style-name="Strong_20_Emphasis">145 meses</text:span></text:p>
          </table:table-cell>
        </table:table-row>
        <table:table-row>
          <table:table-cell table:style-name="Tabela1.A1" office:value-type="string">
            <text:p text:style-name="P16"><text:span text:style-name="Strong_20_Emphasis">DIFÍCIL RECUPERAÇÃO</text:span> (201 a 250 pontos)</text:p>
          </table:table-cell>
          <table:table-cell table:style-name="Tabela1.A1" office:value-type="string">
            <text:p text:style-name="P16">Demais Contribuintes</text:p>
          </table:table-cell>
          <table:table-cell table:style-name="Tabela1.A1" office:value-type="string">
            <text:p text:style-name="P16"><text:span text:style-name="Strong_20_Emphasis">60%</text:span></text:p>
          </table:table-cell>
          <table:table-cell table:style-name="Tabela1.A1" office:value-type="string">
            <text:p text:style-name="P16"><text:span text:style-name="Strong_20_Emphasis">120 mese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9:34:18.364198000</meta:creation-date>
    <dc:date>2025-10-24T19:36:00.907635600</dc:date>
    <meta:editing-duration>PT1M42S</meta:editing-duration>
    <meta:editing-cycles>1</meta:editing-cycles>
    <meta:document-statistic meta:table-count="1" meta:image-count="0" meta:object-count="0" meta:page-count="5" meta:paragraph-count="116" meta:word-count="1699" meta:character-count="10392" meta:non-whitespace-character-count="8809"/>
    <meta:generator>LibreOffice/25.8.2.2$Windows_X86_64 LibreOffice_project/d401f2107ccab8f924a8e2df40f573aab7605b6f</meta:generator>
  </office:meta>
</office:document-meta>
</file>